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2">
      <style:paragraph-properties fo:margin-top="0cm" fo:margin-bottom="0cm" style:contextual-spacing="false"/>
    </style:style>
    <style:style style:name="P3" style:family="paragraph" style:parent-style-name="Text_20_body" style:list-style-name="L3">
      <style:paragraph-properties fo:margin-top="0cm" fo:margin-bottom="0cm" style:contextual-spacing="false"/>
    </style:style>
    <style:style style:name="P4" style:family="paragraph" style:parent-style-name="Text_20_body" style:list-style-name="L4">
      <style:paragraph-properties fo:margin-top="0cm" fo:margin-bottom="0cm" style:contextual-spacing="false"/>
    </style:style>
    <style:style style:name="P5" style:family="paragraph" style:parent-style-name="Text_20_body" style:list-style-name="L5">
      <style:paragraph-properties fo:margin-top="0cm" fo:margin-bottom="0cm" style:contextual-spacing="false"/>
    </style:style>
    <style:style style:name="T1" style:family="text">
      <style:text-properties officeooo:rsid="0019b14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Spécifications Fonctionnelles : <text:span text:style-name="T1">SoWeChat Django.</text:span></text:h>
      <text:h text:style-name="Heading_20_4" text:outline-level="4">1. <text:span text:style-name="Strong_20_Emphasis">Login</text:span></text:h>
      <text:list xml:id="list424473144" text:style-name="L1">
        <text:list-item>
          <text:p text:style-name="P1"><text:span text:style-name="Strong_20_Emphasis">Contexte</text:span> : Les utilisateurs doivent se connecter à l'application pour <text:span text:style-name="T1">utiliser l’application</text:span>.</text:p>
        </text:list-item>
        <text:list-item>
          <text:p text:style-name="P1"><text:span text:style-name="Strong_20_Emphasis">Scénarios d'utilisation</text:span> :</text:p>
          <text:list>
            <text:list-item>
              <text:p text:style-name="P1"><text:span text:style-name="Strong_20_Emphasis">User Story</text:span>: En tant qu'utilisateur, je veux pouvoir me connecter à mon compte afin d<text:span text:style-name="T1">e crée une </text:span>conversation.</text:p>
            </text:list-item>
            <text:list-item>
              <text:p text:style-name="P1"><text:span text:style-name="Strong_20_Emphasis">Critères de Validation</text:span> : La connexion doit <text:span text:style-name="T1">permettre l’accès a l’application et être clair et simple d’utilisation.</text:span></text:p>
            </text:list-item>
          </text:list>
        </text:list-item>
      </text:list>
      <text:h text:style-name="Heading_20_4" text:outline-level="4">2. <text:span text:style-name="Strong_20_Emphasis">Home (Accueil)</text:span></text:h>
      <text:list xml:id="list695427862" text:style-name="L2">
        <text:list-item>
          <text:p text:style-name="P2"><text:span text:style-name="Strong_20_Emphasis">Contexte</text:span> : Page d'accueil après connexion, d'où les utilisateurs peuvent naviguer vers les fonctionnalités principales.</text:p>
        </text:list-item>
        <text:list-item>
          <text:p text:style-name="P2"><text:span text:style-name="Strong_20_Emphasis">Scénarios d'utilisation</text:span> :</text:p>
          <text:list>
            <text:list-item>
              <text:p text:style-name="P2"><text:span text:style-name="Strong_20_Emphasis">User Story</text:span>: En tant qu'utilisateur, je veux voir une page d'accueil simple avec des options pour créer une nouvelle conversation ou me déconnecter.</text:p>
            </text:list-item>
            <text:list-item>
              <text:p text:style-name="P2"><text:span text:style-name="Strong_20_Emphasis">Critères de Validation</text:span> : Les boutons doivent être clairement visibles et faciles à activer.</text:p>
            </text:list-item>
          </text:list>
        </text:list-item>
      </text:list>
      <text:h text:style-name="Heading_20_4" text:outline-level="4">3. <text:span text:style-name="Strong_20_Emphasis">Create Conversation</text:span></text:h>
      <text:list xml:id="list1169133513" text:style-name="L3">
        <text:list-item>
          <text:p text:style-name="P3"><text:span text:style-name="Strong_20_Emphasis">Contexte</text:span> : Fonctionnalité permettant aux utilisateurs de démarrer une nouvelle conversation.</text:p>
        </text:list-item>
        <text:list-item>
          <text:p text:style-name="P3"><text:span text:style-name="Strong_20_Emphasis">Scénarios d'utilisation</text:span> :</text:p>
          <text:list>
            <text:list-item>
              <text:p text:style-name="P3"><text:span text:style-name="Strong_20_Emphasis">User Story</text:span>: En tant qu'utilisateur, je veux pouvoir créer une nouvelle conversation en spécifiant un nom pour celle-ci.</text:p>
            </text:list-item>
            <text:list-item>
              <text:p text:style-name="P3"><text:span text:style-name="Strong_20_Emphasis">Critères de Validation</text:span> : La création doit être <text:span text:style-name="T1">simple</text:span> <text:span text:style-name="T1">et doit permettre de nommer la conversation</text:span>.</text:p>
            </text:list-item>
          </text:list>
        </text:list-item>
      </text:list>
      <text:h text:style-name="Heading_20_4" text:outline-level="4">4. <text:span text:style-name="Strong_20_Emphasis">Conversation UI</text:span></text:h>
      <text:list xml:id="list3272314704" text:style-name="L4">
        <text:list-item>
          <text:p text:style-name="P4"><text:span text:style-name="Strong_20_Emphasis">Contexte</text:span> : Interface utilisateur pour afficher et interagir avec une conversation active.</text:p>
        </text:list-item>
        <text:list-item>
          <text:p text:style-name="P4"><text:span text:style-name="Strong_20_Emphasis">Scénarios d'utilisation</text:span> :</text:p>
          <text:list>
            <text:list-item>
              <text:p text:style-name="P4"><text:span text:style-name="Strong_20_Emphasis">User Story</text:span>: En tant qu'utilisateur, je veux pouvoir envoyer des messages dans une conversation et voir les réponses du modèle.</text:p>
            </text:list-item>
            <text:list-item>
              <text:p text:style-name="P4"><text:span text:style-name="Strong_20_Emphasis">Critères de Validation</text:span> : Les messages doivent être affichés de manière chronologique, <text:span text:style-name="T1">bien visibles et contrastés</text:span>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14:23:13.515435219</meta:creation-date>
    <dc:date>2024-08-12T14:29:18.694969360</dc:date>
    <meta:editing-duration>PT6M6S</meta:editing-duration>
    <meta:editing-cycles>1</meta:editing-cycles>
    <meta:document-statistic meta:table-count="0" meta:image-count="0" meta:object-count="0" meta:page-count="1" meta:paragraph-count="21" meta:word-count="236" meta:character-count="1540" meta:non-whitespace-character-count="1341"/>
    <meta:generator>LibreOffice/7.3.7.2$Linux_X86_64 LibreOffice_project/30$Build-2</meta:generator>
  </office:meta>
</office:document-meta>
</file>